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d90" officeooo:paragraph-rsid="0017bd90"/>
    </style:style>
    <style:style style:name="P2" style:family="paragraph" style:parent-style-name="Standard">
      <style:text-properties fo:font-size="13pt" officeooo:rsid="0017bd90" officeooo:paragraph-rsid="0017bd90" style:font-size-asian="13pt" style:font-size-complex="13pt"/>
    </style:style>
    <style:style style:name="P3" style:family="paragraph" style:parent-style-name="Standard">
      <style:text-properties fo:font-size="13pt" officeooo:rsid="001e2488" officeooo:paragraph-rsid="001e2488" style:font-size-asian="13pt" style:font-size-complex="13pt"/>
    </style:style>
    <style:style style:name="P4" style:family="paragraph" style:parent-style-name="Standard">
      <style:paragraph-properties fo:line-height="115%"/>
      <style:text-properties fo:font-size="13pt" officeooo:rsid="001e2488" officeooo:paragraph-rsid="001e2488" style:font-size-asian="13pt" style:font-size-complex="13pt"/>
    </style:style>
    <style:style style:name="P5" style:family="paragraph" style:parent-style-name="Standard">
      <style:paragraph-properties fo:line-height="115%"/>
      <style:text-properties fo:font-size="13pt" officeooo:rsid="001e2488" officeooo:paragraph-rsid="00223089" style:font-size-asian="13pt" style:font-size-complex="13pt"/>
    </style:style>
    <style:style style:name="P6" style:family="paragraph" style:parent-style-name="Standard">
      <style:paragraph-properties fo:line-height="115%"/>
      <style:text-properties fo:font-size="13pt" officeooo:rsid="001e2488" officeooo:paragraph-rsid="0023d0bb" style:font-size-asian="13pt" style:font-size-complex="13pt"/>
    </style:style>
    <style:style style:name="P7" style:family="paragraph" style:parent-style-name="Standard">
      <style:paragraph-properties fo:line-height="115%"/>
      <style:text-properties fo:font-size="13pt" officeooo:rsid="002266e1" officeooo:paragraph-rsid="002266e1" style:font-size-asian="13pt" style:font-size-complex="13pt"/>
    </style:style>
    <style:style style:name="P8" style:family="paragraph" style:parent-style-name="Standard">
      <style:paragraph-properties fo:line-height="115%"/>
      <style:text-properties fo:font-size="13pt" officeooo:rsid="00257a1a" officeooo:paragraph-rsid="00257a1a" style:font-size-asian="13pt" style:font-size-complex="13pt"/>
    </style:style>
    <style:style style:name="P9" style:family="paragraph" style:parent-style-name="Standard">
      <style:paragraph-properties fo:line-height="115%"/>
      <style:text-properties fo:font-size="13pt" officeooo:rsid="00282493" officeooo:paragraph-rsid="00282493" style:font-size-asian="13pt" style:font-size-complex="13pt"/>
    </style:style>
    <style:style style:name="P10" style:family="paragraph" style:parent-style-name="Standard">
      <style:paragraph-properties fo:line-height="115%"/>
      <style:text-properties fo:font-size="13pt" officeooo:rsid="002a0ed7" officeooo:paragraph-rsid="002a0ed7" style:font-size-asian="13pt" style:font-size-complex="13pt"/>
    </style:style>
    <style:style style:name="P11" style:family="paragraph" style:parent-style-name="Standard">
      <style:paragraph-properties fo:line-height="115%"/>
      <style:text-properties fo:font-size="13pt" fo:font-weight="bold" officeooo:rsid="00257a1a" officeooo:paragraph-rsid="00257a1a" style:font-size-asian="13pt" style:font-weight-asian="bold" style:font-size-complex="13pt" style:font-weight-complex="bold"/>
    </style:style>
    <style:style style:name="P12" style:family="paragraph" style:parent-style-name="Standard">
      <style:text-properties fo:font-weight="bold" officeooo:rsid="001ca458" officeooo:paragraph-rsid="001ca458" style:font-weight-asian="bold" style:font-weight-complex="bold"/>
    </style:style>
    <style:style style:name="P13" style:family="paragraph" style:parent-style-name="Standard">
      <style:text-properties fo:font-size="15pt" officeooo:rsid="001e2488" officeooo:paragraph-rsid="00223089" style:font-size-asian="15pt" style:font-size-complex="15pt"/>
    </style:style>
    <style:style style:name="P14" style:family="paragraph" style:parent-style-name="Standard">
      <style:text-properties fo:font-size="15pt" officeooo:rsid="001e2488" officeooo:paragraph-rsid="0023d0bb" style:font-size-asian="15pt" style:font-size-complex="15pt"/>
    </style:style>
    <style:style style:name="P15" style:family="paragraph" style:parent-style-name="Standard">
      <style:text-properties fo:font-size="15pt" fo:font-style="italic" fo:font-weight="bold" officeooo:rsid="001e2488" officeooo:paragraph-rsid="001e2488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line-height="115%"/>
      <style:text-properties fo:font-size="13pt" officeooo:rsid="002a0ed7" officeooo:paragraph-rsid="002a0ed7" style:font-size-asian="13pt" style:font-size-complex="13pt"/>
    </style:style>
    <style:style style:name="P17" style:family="paragraph" style:parent-style-name="Standard">
      <style:paragraph-properties fo:line-height="115%"/>
      <style:text-properties fo:font-size="13pt" officeooo:rsid="002eb046" officeooo:paragraph-rsid="002eb046" style:font-size-asian="13pt" style:font-size-complex="13pt"/>
    </style:style>
    <style:style style:name="P18" style:family="paragraph" style:parent-style-name="Standard">
      <style:paragraph-properties fo:line-height="115%"/>
      <style:text-properties fo:font-size="13pt" fo:font-weight="bold" officeooo:rsid="002cddb9" officeooo:paragraph-rsid="002cddb9" style:font-size-asian="13pt" style:font-weight-asian="bold" style:font-size-complex="13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2308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3d0bb" style:font-style-asian="italic" style:font-weight-asian="bold" style:font-style-complex="italic" style:font-weight-complex="bold"/>
    </style:style>
    <style:style style:name="T4" style:family="text">
      <style:text-properties officeooo:rsid="002266e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d0bb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23d0bb"/>
    </style:style>
    <style:style style:name="T9" style:family="text">
      <style:text-properties officeooo:rsid="00282493"/>
    </style:style>
    <style:style style:name="T10" style:family="text">
      <style:text-properties officeooo:rsid="002a0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drão – Decorator, Observer, Factory<text:tab/><text:tab/><text:tab/><text:tab/><text:tab/><text:tab/><text:tab/>11/05/2023</text:p>
      <text:p text:style-name="P1"/>
      <text:p text:style-name="P1"/>
      <text:p text:style-name="P12">Criação de testes com Padrão Factory:</text:p>
      <text:p text:style-name="P1"/>
      <text:p text:style-name="P2">Pytest test with factory (factory_boy Python)</text:p>
      <text:p text:style-name="P2"/>
      <text:p text:style-name="P2">Jest test with factory (factory-girl para Node.js)</text:p>
      <text:p text:style-name="P2"/>
      <text:p text:style-name="P2">Rspec test with factory (factory-girl para Ruby)</text:p>
      <text:p text:style-name="P2"/>
      <text:p text:style-name="P2">Java test with factory (model-citizen para Java)</text:p>
      <text:p text:style-name="P2"/>
      <text:p text:style-name="P3"/>
      <text:p text:style-name="P15">Padrão Decorator:</text:p>
      <text:p text:style-name="P4">É um padrão de projeto <text:span text:style-name="T7">estrutural</text:span>, que permite adicionar novos comportamentos e responsabilidades aos objetos de forma flexível.</text:p>
      <text:p text:style-name="P3"/>
      <text:p text:style-name="P3"/>
      <text:p text:style-name="P13"><text:span text:style-name="T1">Padrão </text:span><text:span text:style-name="T2">Observer</text:span><text:span text:style-name="T1">:</text:span></text:p>
      <text:p text:style-name="P5">É um padrão <text:span text:style-name="T4">comportamental o foco é sobre responsabilidades dos objetos. Ela monitora outros objetos. Quando ocorre alguma alteração o observador vai notificar os demais objetos do sistema.</text:span></text:p>
      <text:p text:style-name="P7">Exemplo: notificação do celular.</text:p>
      <text:p text:style-name="P7"/>
      <text:p text:style-name="P14"><text:span text:style-name="T1">Padrão </text:span><text:span text:style-name="T3">Factory</text:span><text:span text:style-name="T1">:</text:span></text:p>
      <text:p text:style-name="P6">É um padrão <text:span text:style-name="T8">cri acionais.</text:span></text:p>
      <text:p text:style-name="P6"><text:span text:style-name="T5">- </text:span><text:span text:style-name="T6">Factory Mathod: </text:span><text:span text:style-name="T8">é um padrão que implementa uma interface responsável por fabricar/criar outros objetos:</text:span></text:p>
      <text:p text:style-name="P6"><text:span text:style-name="T5">- </text:span><text:span text:style-name="T6">Abstract Factory:</text:span><text:span text:style-name="T8"> é um padrão que permite produzir mais objetos relacionados.</text:span></text:p>
      <text:p text:style-name="P6"/>
      <text:p text:style-name="P11">CODE SMELLS:</text:p>
      <text:p text:style-name="P8">são problemas que pioram com a utilização de solução de códigos.</text:p>
      <text:p text:style-name="P8">- <text:span text:style-name="T9">conjunto de mas praticas</text:span></text:p>
      <text:p text:style-name="P8">- <text:span text:style-name="T9">forma de identificar códigos ruins</text:span></text:p>
      <text:p text:style-name="P8"/>
      <text:p text:style-name="P9">exemplo:</text:p>
      <text:p text:style-name="P9">- função classes grandes</text:p>
      <text:p text:style-name="P9">- comentários explicando</text:p>
      <text:p text:style-name="P9">- <text:span text:style-name="T10">comentários guardando código antigos</text:span></text:p>
      <text:p text:style-name="P10">- duplicação de código</text:p>
      <text:p text:style-name="P10"/>
      <text:p text:style-name="P10"/>
      <text:p text:style-name="P10"/>
      <text:p text:style-name="P18"><text:soft-page-break/>Tupla Nomeadas:</text:p>
      <text:p text:style-name="P17">se existir 3 dsicionarios com as mesmas chaves, porem com valores diferentes você ira armazenar as 2 vezes na memoria. Por isso existem as tuplas, onde não existem chaves nem acessos por meio de sintaxe obj.atrib</text:p>
      <text:p text:style-name="P17"/>
      <text:p text:style-name="P17">address1 = ("Street", 0, "District")</text:p>
      <text:p text:style-name="P17">address2 = ("Street2", 1, "District2")</text:p>
      <text:p text:style-name="P17">print(address1[0], address1[1], address1[2])</text:p>
      <text:p text:style-name="P17"># Street 0 District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1:27:51.332052211</meta:creation-date>
    <dc:date>2023-05-13T16:23:55.808683641</dc:date>
    <meta:editing-duration>PT1H7M1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222" meta:character-count="1506" meta:non-whitespace-character-count="1307"/>
  </office:meta>
</office:document-meta>
</file>